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-4.696cm"/>
    </style:style>
    <style:style style:name="ro2" style:family="table-row">
      <style:table-row-properties style:row-height="0.937cm"/>
    </style:style>
    <style:style style:name="ce1" style:family="table-cell">
      <loext:graphic-properties style:repeat="repeat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/>
    </style:style>
    <style:style style:name="P3" style:family="paragraph">
      <loext:graphic-properties draw:fill-color="#ffffff"/>
    </style:style>
    <style:style style:name="T1" style:family="text">
      <style:text-properties style:font-name="Cantarell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8pt" style:font-size-asian="28pt" style:font-size-complex="28pt"/>
    </style:style>
    <style:style style:name="T4" style:family="text">
      <style:text-properties style:font-name="Cantarel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Team 9</text:span></text:p>
            <text:p text:style-name="P1"><text:span text:style-name="T2"/></text:p>
            <text:p text:style-name="P1"><text:span text:style-name="T3">Alexis Engelke, Johannes Fischer</text:span><text:span text:style-name="T4"> &amp; Saurabh Nawalga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ulnerabilities in “Online Banking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ored XSS in Registration and Transaction Description</text:p>
                <text:list>
                  <text:list-item>
                    <text:p>Likelihood: high</text:p>
                  </text:list-item>
                  <text:list-item>
                    <text:p>Impact: high</text:p>
                  </text:list-item>
                </text:list>
              </text:list-item>
              <text:list-item>
                <text:p>Missing check for negative amount in batch file</text:p>
                <text:list>
                  <text:list-item>
                    <text:p>Likelihood: high</text:p>
                  </text:list-item>
                  <text:list-item>
                    <text:p>Impact: medium</text:p>
                  </text:list-item>
                </text:list>
              </text:list-item>
              <text:list-item>
                <text:p>SQL Injection</text:p>
                <text:list>
                  <text:list-item>
                    <text:p>Likelihood: high</text:p>
                  </text:list-item>
                  <text:list-item>
                    <text:p>Impact: hi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ored XSS in Registration and Transaction Descri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put in transaction description and username is not escaped</text:p>
              </text:list-item>
              <text:list-item>
                <text:p>Both information might be displayed to an administator</text:p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198cm" svg:height="8.747cm" svg:x="1.298cm" svg:y="11.8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VSS 3.0</text:p>
              </table:table-cell>
              <table:table-cell/>
            </table:table-row>
            <table:table-row table:style-name="ro2" table:default-cell-style-name="ce1">
              <table:table-cell>
                <text:p>Access Vector</text:p>
              </table:table-cell>
              <table:table-cell>
                <text:p>Network</text:p>
              </table:table-cell>
            </table:table-row>
            <table:table-row table:style-name="ro2" table:default-cell-style-name="ce1">
              <table:table-cell>
                <text:p>Access Complexity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Privileges Required</text:p>
              </table:table-cell>
              <table:table-cell>
                <text:p>None / Low</text:p>
              </table:table-cell>
            </table:table-row>
            <table:table-row table:style-name="ro2" table:default-cell-style-name="ce1">
              <table:table-cell>
                <text:p>User Interaction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Scope</text:p>
              </table:table-cell>
              <table:table-cell>
                <text:p>Unchanged</text:p>
              </table:table-cell>
            </table:table-row>
            <table:table-row table:style-name="ro2" table:default-cell-style-name="ce1">
              <table:table-cell>
                <text:p>Confidentiality</text:p>
              </table:table-cell>
              <table:table-cell>
                <text:p>High</text:p>
              </table:table-cell>
            </table:table-row>
            <table:table-row table:style-name="ro2" table:default-cell-style-name="ce1">
              <table:table-cell>
                <text:p>Integrity</text:p>
              </table:table-cell>
              <table:table-cell>
                <text:p>High</text:p>
              </table:table-cell>
            </table:table-row>
            <table:table-row table:style-name="ro2" table:default-cell-style-name="ce1">
              <table:table-cell>
                <text:p>Availability</text:p>
              </table:table-cell>
              <table:table-cell>
                <text:p>No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7:59:24.750389336</meta:creation-date>
    <dc:date>2015-11-23T19:26:43.473214838</dc:date>
    <meta:editing-duration>PT12M8S</meta:editing-duration>
    <meta:editing-cycles>1</meta:editing-cycles>
    <meta:document-statistic meta:object-count="33"/>
    <meta:generator>LibreOffice/4.4.6.3$Linux_X86_64 LibreOffice_project/40$Build-3</meta:generator>
  </office:meta>
</office:document-meta>
</file>